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5604in" style:rel-column-width="44653*"/>
    </style:style>
    <style:style style:name="Table1.B" style:family="table-column">
      <style:table-column-properties style:column-width="2.1326in" style:rel-column-width="2088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29in" style:rel-column-width="23234*"/>
    </style:style>
    <style:style style:name="Table2.B" style:family="table-column">
      <style:table-column-properties style:column-width="1.5625in" style:rel-column-width="15299*"/>
    </style:style>
    <style:style style:name="Table2.D" style:family="table-column">
      <style:table-column-properties style:column-width="1.1951in" style:rel-column-width="11703*"/>
    </style:style>
    <style:style style:name="Table2.A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" officeooo:rsid="00041197" officeooo:paragraph-rsid="00041197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normal" fo:font-weight="bold" officeooo:rsid="00041197" officeooo:paragraph-rsid="00041197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796fe" officeooo:paragraph-rsid="000796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0ee117" officeooo:paragraph-rsid="000ee11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796fe" officeooo:paragraph-rsid="000796fe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8808a" officeooo:paragraph-rsid="0008808a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0cea91" officeooo:paragraph-rsid="000cea91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ab6e0" officeooo:paragraph-rsid="000ab6e0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0c2eb9" officeooo:paragraph-rsid="000c2eb9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officeooo:rsid="001056ca" officeooo:paragraph-rsid="001056ca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officeooo:rsid="001056ca" officeooo:paragraph-rsid="001056c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1pt" officeooo:rsid="0011ede7" officeooo:paragraph-rsid="0011ede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weight="normal" officeooo:rsid="00041197" officeooo:paragraph-rsid="0004119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/>
    </style:style>
    <style:style style:name="T1" style:family="text">
      <style:text-properties officeooo:rsid="00054dfd"/>
    </style:style>
    <style:style style:name="T2" style:family="text">
      <style:text-properties officeooo:rsid="0006b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.C.</text:p>
      <text:p text:style-name="P2">YILDIRIM BEYAZIT ÜNİVERSİTESİ</text:p>
      <text:p text:style-name="P17"><text:text-input text:description="">{{ dilekce_tarihi }}</text:text-input></text:p>
      <text:p text:style-name="P1">SAYI<text:tab/>: <text:text-input text:description="">{{ dilekce_sayisi }}</text:text-input></text:p>
      <text:p text:style-name="P1"><text:span text:style-name="T1">KONU<text:tab/></text:span>: <text:span text:style-name="T2">Muayene Görevlendirmesi</text:span></text:p>
      <text:p text:style-name="P1"/>
      <text:p text:style-name="P1"/>
      <text:p text:style-name="P3">PROJELER OFİSİ KOORDİNATÖRLÜĞÜ MAKAMINA</text:p>
      <text:p text:style-name="P5"/>
      <text:p text:style-name="P6"><text:tab/>Üniversitemiz Projeler Ofisi Koordinatörlüğü Doğrudan Temin (2003/6554 Karar Sayılı ‘Yükseköğretim Kurumları tarafından 4734 sayılı Kamu İhale Kanununun 3. Maddesinin (f) Bendi Kapsamında Yapılacak İhalelere İlişkin Esaslar’ adlı kararnamenin 21-d maddesi uyarınca); alım işi ile ilgili muayene ve kabul komisyonu marifetiyle, muayene ve kabul işlemlerini değerlendirmek üzere aşağıda adı, soyadı ve unvanları yazılı personellerin görevlendirilmesi hususunu;</text:p>
      <text:p text:style-name="P6"><text:tab/>Tensiplerinize arz ederim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  <text:p text:style-name="P9"/>
            <text:p text:style-name="P9"/>
            <text:p text:style-name="P10">Gerçekleştirme Görevlisi</text:p>
            <text:p text:style-name="P10"><text:text-input text:description="">{{ gerceklestirme_gorevlisi.ad }}</text:text-input></text:p>
            <text:p text:style-name="P11"><text:text-input text:description="">{{ gerceklestirme_gorevlisi.unvan }}</text:text-input></text:p>
          </table:table-cell>
        </table:table-row>
      </table:table>
      <text:p text:style-name="P6"/>
      <text:p text:style-name="P7">OLUR</text:p>
      <text:p text:style-name="P7"><text:text-input text:description="">{{ dilekce_tarihi }}</text:text-input></text:p>
      <text:p text:style-name="P7">Harcama Yetkilisi</text:p>
      <text:p text:style-name="P7"><text:text-input text:description="">{{ harcama_yetkilisi.ad }}</text:text-input><text:text-input text:description=""/></text:p>
      <text:p text:style-name="P7"><text:text-input text:description="">{{ harcama_yetkilisi.unvan }}</text:text-input></text:p>
      <text:p text:style-name="P7"/>
      <text:p text:style-name="P4"/>
      <text:p text:style-name="P4">MUAYENE KOMİSYONU TEBLİĞİ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Adı Soyadı UNVANI</text:p>
          </table:table-cell>
          <table:table-cell table:style-name="Table2.A1" office:value-type="string">
            <text:p text:style-name="P14">TEBLİĞ</text:p>
          </table:table-cell>
          <table:table-cell table:style-name="Table2.A1" office:value-type="string">
            <text:p text:style-name="P14">İMZA</text:p>
          </table:table-cell>
        </table:table-row>
        <table:table-row>
          <table:table-cell table:style-name="Table2.A2" office:value-type="string">
            <text:p text:style-name="P14">İdari işlemlerin tekemmülü, takibi için, İdari Uzman olarak</text:p>
          </table:table-cell>
          <table:table-cell table:style-name="Table2.A2" office:value-type="string">
            <text:p text:style-name="P16"><text:text-input text:description="">{{ muayene_komisyonu_idari_uzman }}</text:text-input></text:p>
          </table:table-cell>
          <table:table-cell table:style-name="Table2.A2" office:value-type="string">
            <text:p text:style-name="P15">Okudum;</text:p>
            <text:p text:style-name="P15">Görevlendirmeyi Kabul</text:p>
            <text:p text:style-name="P15">Ediyorum.</text:p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4">Malzeme / Hizmetin teknik şartnameye uygun olup olmadığının muayenesi için teknik uzman olarak</text:p>
          </table:table-cell>
          <table:table-cell table:style-name="Table2.A2" office:value-type="string">
            <text:p text:style-name="P16"><text:text-input text:description="">{{ muayene_komisyonu_teknik_uzman }}</text:text-input></text:p>
          </table:table-cell>
          <table:table-cell table:style-name="Table2.A2" office:value-type="string">
            <text:p text:style-name="P15">Okudum;</text:p>
            <text:p text:style-name="P15">Görevlendirmeyi Kabul</text:p>
            <text:p text:style-name="P15">Ediyorum.</text:p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4">Ambar girişlerinin takibi ve miktarın sayımı için</text:p>
          </table:table-cell>
          <table:table-cell table:style-name="Table2.A2" office:value-type="string">
            <text:p text:style-name="P16"><text:text-input text:description="">{{ muayene_komisyonu_ambar_gorevlisi }}</text:text-input></text:p>
          </table:table-cell>
          <table:table-cell table:style-name="Table2.A2" office:value-type="string">
            <text:p text:style-name="P15">Okudum;</text:p>
            <text:p text:style-name="P15">Görevlendirmeyi Kabul</text:p>
            <text:p text:style-name="P15">Ediyorum.</text:p>
          </table:table-cell>
          <table:table-cell table:style-name="Table2.A2" office:value-type="string">
            <text:p text:style-name="P1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51:34.022172146</meta:creation-date>
    <dc:date>2017-08-10T17:07:18.319141023</dc:date>
    <meta:editing-duration>PT46M11S</meta:editing-duration>
    <meta:editing-cycles>18</meta:editing-cycles>
    <meta:generator>LibreOffice/5.1.6.2$Linux_X86_64 LibreOffice_project/10m0$Build-2</meta:generator>
    <meta:document-statistic meta:table-count="2" meta:image-count="0" meta:object-count="0" meta:page-count="1" meta:paragraph-count="35" meta:word-count="177" meta:character-count="1321" meta:non-whitespace-character-count="1199"/>
  </office:meta>
</office:document-meta>
</file>